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9C20000016FCDE7A033FDB6544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4f9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21cm" fo:min-width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Purisa" fo:font-size="72pt" style:font-size-asian="72pt" style:font-size-complex="72pt"/>
    </style:style>
    <style:style style:name="P3" style:family="paragraph">
      <loext:graphic-properties draw:fill="none" draw:fill-color="#ffffff"/>
      <style:paragraph-properties fo:text-align="center"/>
      <style:text-properties fo:color="#ffffff" loext:opacity="100%" style:font-name="Purisa" fo:font-size="72pt" fo:font-weight="bold" style:font-size-asian="72pt" style:font-weight-asian="bold" style:font-size-complex="72pt" style:font-weight-complex="bold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style:font-name="Purisa" fo:font-size="72pt" style:font-size-asian="72pt" style:font-size-complex="7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ffffff" loext:opacity="100%" style:font-name="Purisa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loext:opacity="100%" style:font-name="Purisa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ffffff" loext:opacity="100%" style:font-name="Purisa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cm" svg:height="1.469cm" svg:x="0.4cm" svg:y="0.4cm">
          <draw:image xlink:href="Pictures/10000201000009C20000016FCDE7A033FDB6544E.png" xlink:type="simple" xlink:show="embed" xlink:actuate="onLoad" draw:mime-type="image/png">
            <text:p/>
          </draw:image>
        </draw:frame>
        <draw:frame draw:style-name="gr2" draw:text-style-name="P3" draw:layer="layout" svg:width="18.4cm" svg:height="18.471cm" svg:x="5.4cm" svg:y="3.129cm">
          <draw:text-box>
            <text:p text:style-name="P2"><text:span text:style-name="T1">SUBMITTING</text:span></text:p>
            <text:p text:style-name="P2"><text:span text:style-name="T1">A</text:span></text:p>
            <text:p text:style-name="P2"><text:span text:style-name="T1">TASK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0cm" svg:height="1.469cm" svg:x="0.4cm" svg:y="0.4cm">
          <draw:image xlink:href="Pictures/10000201000009C20000016FCDE7A033FDB6544E.png" xlink:type="simple" xlink:show="embed" xlink:actuate="onLoad" draw:mime-type="image/png">
            <text:p/>
          </draw:image>
        </draw:frame>
        <draw:frame draw:style-name="gr2" draw:text-style-name="P3" draw:layer="layout" svg:width="18.4cm" svg:height="18.471cm" svg:x="1.4cm" svg:y="3.2cm">
          <draw:text-box>
            <text:p text:style-name="P5"><text:span text:style-name="T2">TASK:</text:span></text:p>
            <text:p text:style-name="P5"><text:span text:style-name="T2">* New function</text:span></text:p>
            <text:p text:style-name="P5"><text:span text:style-name="T2">* New method</text:span></text:p>
            <text:p text:style-name="P5"><text:span text:style-name="T2">* Development help</text:span></text:p>
            <text:p text:style-name="P5"><text:span text:style-name="T2">* Etc.</text:span></text:p>
            <text:p text:style-name="P5"><text:span text:style-name="T3"/></text:p>
          </draw:text-box>
        </draw:frame>
        <presentation:notes draw:style-name="dp3">
          <draw:page-thumbnail draw:style-name="gr3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10cm" svg:height="1.469cm" svg:x="0.4cm" svg:y="0.4cm">
          <draw:image xlink:href="Pictures/10000201000009C20000016FCDE7A033FDB6544E.png" xlink:type="simple" xlink:show="embed" xlink:actuate="onLoad" draw:mime-type="image/png">
            <text:p/>
          </draw:image>
        </draw:frame>
        <draw:frame draw:style-name="gr2" draw:text-style-name="P3" draw:layer="layout" svg:width="18.4cm" svg:height="18.471cm" svg:x="7.2cm" svg:y="4.929cm">
          <draw:text-box>
            <text:p text:style-name="P2"><text:span text:style-name="T1">THANKS</text:span></text:p>
            <text:p text:style-name="P2"><text:span text:style-name="T1">:)</text:span></text:p>
          </draw:text-box>
        </draw:frame>
        <presentation:notes draw:style-name="dp3">
          <draw:page-thumbnail draw:style-name="gr3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tthieu Rolland</meta:initial-creator>
    <meta:creation-date>2021-03-03T11:51:25.289454520</meta:creation-date>
    <dc:date>2021-03-03T15:06:01.699115855</dc:date>
    <dc:creator>Matthieu Rolland</dc:creator>
    <meta:editing-duration>PT2H4M23S</meta:editing-duration>
    <meta:editing-cycles>5</meta:editing-cycles>
    <meta:generator>LibreOffice/7.0.3.1$Linux_X86_64 LibreOffice_project/00$Build-1</meta:generator>
    <meta:document-statistic meta:object-count="37"/>
  </office:meta>
</office:document-meta>
</file>